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onsolas" svg:font-family="Consolas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onsolas" style:font-name-asian="Consolas" style:font-name-complex="Consolas" style:font-family-generic="swiss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onsolas" style:font-name-asian="Consolas" style:font-name-complex="Consolas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0.58333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5.4252083333333cm"/>
    </style:style>
    <style:style style:name="co4" style:family="table-column">
      <style:table-column-properties fo:break-before="auto" style:column-width="30.268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Cenário de Test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sultado Esperado</text:p>
          </table:table-cell>
          <table:table-cell office:value-type="string" table:style-name="ce2">
            <text:p>Observaçã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Verificação CPF com restrição</text:p>
          </table:table-cell>
          <table:table-cell office:value-type="string" table:style-name="ce8">
            <text:p>Falhou</text:p>
          </table:table-cell>
          <table:table-cell office:value-type="string" table:style-name="ce4">
            <text:p>Apresenta a mensagem: O CPF 97093236014 possui restrição</text:p>
          </table:table-cell>
          <table:table-cell office:value-type="string" table:style-name="ce5">
            <text:p>Mensagem apresentada diferente da documentação:<text:s/><text:span text:style-name="T2">O CPF 97093236014 tem problema</text:span>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2">
            <text:p>Verificação CPF sem restrição</text:p>
          </table:table-cell>
          <table:table-cell office:value-type="string" table:style-name="ce2">
            <text:p>Passou</text:p>
          </table:table-cell>
          <table:table-cell office:value-type="string" table:style-name="ce2">
            <text:p>status code 204 retornado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2">
            <text:p>Criação Simulação com Sucesso</text:p>
          </table:table-cell>
          <table:table-cell office:value-type="string" table:style-name="ce2">
            <text:p>Passou</text:p>
          </table:table-cell>
          <table:table-cell office:value-type="string" table:style-name="ce2">
            <text:p>status code 201 e dados inseridos como retorno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2">
            <text:p>Criar Simulação com campos obrigatórios vazios menos Seguro</text:p>
          </table:table-cell>
          <table:table-cell office:value-type="string" table:style-name="ce8">
            <text:p>Falhou</text:p>
          </table:table-cell>
          <table:table-cell office:value-type="string" table:style-name="ce2">
            <text:p>status code 400 e a lista de erros</text:p>
          </table:table-cell>
          <table:table-cell office:value-type="string" table:style-name="ce2">
            <text:p>a ordem dos campos listados com erros é de forma randômica, impossibilitando a validação da mensagem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2">
            <text:p>Criar simulação com campos obrigatórios vazios incluindo Seguro</text:p>
          </table:table-cell>
          <table:table-cell office:value-type="string" table:style-name="ce8">
            <text:p>Falhou</text:p>
          </table:table-cell>
          <table:table-cell office:value-type="string" table:style-name="ce2">
            <text:p>status code 400 e a lista de erros</text:p>
          </table:table-cell>
          <table:table-cell office:value-type="string" table:style-name="ce2">
            <text:p>status code 500 e quando o campo seguro não é preenchido apresenta uma mensagem de erro que não especifica qual campo não foi preenchid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Criar simulação com preenchimento do campo e-mail Inválido</text:p>
          </table:table-cell>
          <table:table-cell office:value-type="string" table:style-name="ce8">
            <text:p>Falhou</text:p>
          </table:table-cell>
          <table:table-cell office:value-type="string" table:style-name="ce2">
            <text:p>apresenta mensagem de erro</text:p>
          </table:table-cell>
          <table:table-cell office:value-type="string" table:style-name="ce4">
            <text:p>Mensagem de erro se alterna entre: não é um endereço de e-mail e email:E-mail deve ser um e-mail válido, impossibilitando a validaçã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Criar simulação com CPF com menos caracteres</text:p>
          </table:table-cell>
          <table:table-cell office:value-type="string" table:style-name="ce8">
            <text:p>Falhou</text:p>
          </table:table-cell>
          <table:table-cell office:value-type="string" table:style-name="ce4">
            <text:p>Deveria apresentar mensagem de erro, CPF com menos de 11 dígitos e status code de erro 400 e não criar registro</text:p>
          </table:table-cell>
          <table:table-cell office:value-type="string" table:style-name="ce2">
            <text:p>está permitindo criar uma simulação com CPF com menos de 11 caracteres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2">
            <text:p>Criar simulação com CPF possuindo letras</text:p>
          </table:table-cell>
          <table:table-cell office:value-type="string" table:style-name="ce8">
            <text:p>Falhou</text:p>
          </table:table-cell>
          <table:table-cell office:value-type="string" table:style-name="ce2">
            <text:p>deveria apresentar mensagem de erro</text:p>
          </table:table-cell>
          <table:table-cell office:value-type="string" table:style-name="ce2">
            <text:p>não cria registro, porém ocupa um “ID” na tabela ficando invisível, ao criar um novo registro ID utilizado não segue a ordem dos id’s visíveis existentes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Criar simulação com Valor superior ao limite permitido</text:p>
          </table:table-cell>
          <table:table-cell office:value-type="string" table:style-name="ce8">
            <text:p>Falhou</text:p>
          </table:table-cell>
          <table:table-cell office:value-type="string" table:style-name="ce4">
            <text:p>Apresenta mensagem de erro, Valor deve ser menor ou igual a R$ 40.000</text:p>
          </table:table-cell>
          <table:table-cell office:value-type="string" table:style-name="ce2">
            <text:p>não cria registro, porém ocupa um “ID” na tabela ficando invisível, ao criar um novo registro ID utilizado não segue a ordem dos id’s visíveis existentes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Criar simulação com Valor inferior ao limite permitido</text:p>
          </table:table-cell>
          <table:table-cell office:value-type="string" table:style-name="ce8">
            <text:p>Falhou</text:p>
          </table:table-cell>
          <table:table-cell office:value-type="string" table:style-name="ce4">
            <text:p>Deveria apresentar mensagem de erro, valor inferior ao permitido e status code 400</text:p>
          </table:table-cell>
          <table:table-cell table:style-name="ce1"/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Criar simulação com Parcela Inferior ao limite permitido</text:p>
          </table:table-cell>
          <table:table-cell office:value-type="string" table:style-name="ce2">
            <text:p>Passou</text:p>
          </table:table-cell>
          <table:table-cell office:value-type="string" table:style-name="ce4">
            <text:p>Apresenta mensagem de erro, Parcelas deve ser igual ou maior que 2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Criar simulação com Parcela superior ao limite permitido</text:p>
          </table:table-cell>
          <table:table-cell office:value-type="string" table:style-name="ce8">
            <text:p>Falhou</text:p>
          </table:table-cell>
          <table:table-cell office:value-type="string" table:style-name="ce4">
            <text:p>Deveria apresentar mensagem de erro,Quantidade de <text:s/>parcelas superior ao permitido e status code 400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Criar simulação com CPF duplicado</text:p>
          </table:table-cell>
          <table:table-cell office:value-type="string" table:style-name="ce8">
            <text:p>Falhou</text:p>
          </table:table-cell>
          <table:table-cell office:value-type="string" table:style-name="ce5">
            <text:p>CPF<text:s/><text:span text:style-name="T3">já</text:span><text:s/><text:span text:style-name="T3">existente</text:span></text:p>
          </table:table-cell>
          <table:table-cell office:value-type="string" table:style-name="ce5">
            <text:p>Mensagem apresentada diferente da documentação:<text:s/><text:span text:style-name="T2">CPF duplicado</text:span>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2">
            <text:p>Alterar Simulação com Sucesso</text:p>
          </table:table-cell>
          <table:table-cell office:value-type="string" table:style-name="ce8">
            <text:p>Falhou</text:p>
          </table:table-cell>
          <table:table-cell office:value-type="string" table:style-name="ce2">
            <text:p>Alterar simulação com sucesso</text:p>
          </table:table-cell>
          <table:table-cell office:value-type="string" table:style-name="ce2">
            <text:p>O campo valor não está sendo possível realizar alteraçã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Alterar simulação com CPF não encontrado</text:p>
          </table:table-cell>
          <table:table-cell office:value-type="string" table:style-name="ce8">
            <text:p>Falhou</text:p>
          </table:table-cell>
          <table:table-cell office:value-type="string" table:style-name="ce6">
            <text:p>Apresenta a mensagem: CPF não encontrado</text:p>
          </table:table-cell>
          <table:table-cell office:value-type="string" table:style-name="ce5">
            <text:p>Mensagem apresentada diferente da documentação:<text:span text:style-name="T2">CPF 12345678933 não encontrado</text:span>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Alterar simulação com e-mail inválido</text:p>
          </table:table-cell>
          <table:table-cell office:value-type="string" table:style-name="ce8">
            <text:p>Falhou</text:p>
          </table:table-cell>
          <table:table-cell office:value-type="string" table:style-name="ce2">
            <text:p>Não permitir a alteração</text:p>
          </table:table-cell>
          <table:table-cell office:value-type="string" table:style-name="ce4">
            <text:p>Mensagem de erro se alterna entre não é um endereço de e-mail e email:E-mail deve ser um e-mail válido, impossibilitando a validação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Alterar Simulação com Parcela superior ao limite permitido</text:p>
          </table:table-cell>
          <table:table-cell office:value-type="string" table:style-name="ce8">
            <text:p>Falhou</text:p>
          </table:table-cell>
          <table:table-cell office:value-type="string" table:style-name="ce4">
            <text:p>Não deveria permitir a alteração e apresentar mensagem de erro quantidade de parcelas superior ao permitido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Alterar simulação com parcela inferior ao limite permitido</text:p>
          </table:table-cell>
          <table:table-cell office:value-type="string" table:style-name="ce2">
            <text:p>Passou</text:p>
          </table:table-cell>
          <table:table-cell office:value-type="string" table:style-name="ce4">
            <text:p>Apresenta a mensagem: Parcelas deve ser igual ou maior que 2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Alterar Simulação com valor inferior ao limite permitido</text:p>
          </table:table-cell>
          <table:table-cell office:value-type="string" table:style-name="ce8">
            <text:p>Falhou</text:p>
          </table:table-cell>
          <table:table-cell office:value-type="string" table:style-name="ce4">
            <text:p>Deveria apresentar mensagem de erro, valor inferior ao limite permitido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Alterar Simulação com Valor superior ao limite permitido</text:p>
          </table:table-cell>
          <table:table-cell office:value-type="string" table:style-name="ce8">
            <text:p>Falhou</text:p>
          </table:table-cell>
          <table:table-cell office:value-type="string" table:style-name="ce4">
            <text:p>Deveria apresentar mensagem de erro, valor superior ao limite permitido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2">
            <text:p>Alterar Simulação com valor permitido</text:p>
          </table:table-cell>
          <table:table-cell office:value-type="string" table:style-name="ce8">
            <text:p>Falhou</text:p>
          </table:table-cell>
          <table:table-cell office:value-type="string" table:style-name="ce2">
            <text:p>Deveria permitir gravar o registro com valor permitido</text:p>
          </table:table-cell>
          <table:table-cell office:value-type="string" table:style-name="ce2">
            <text:p>Somente é permitido na criação do registro a inserção de valor válido, na alteração o sistema não permite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2">
            <text:p>Consultar Simulação por CPF</text:p>
          </table:table-cell>
          <table:table-cell office:value-type="string" table:style-name="ce2">
            <text:p>Passou</text:p>
          </table:table-cell>
          <table:table-cell office:value-type="string" table:style-name="ce2">
            <text:p>Apresenta a simulação por CPF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2">
            <text:p>Consulta Simulação por CPF Inexistente</text:p>
          </table:table-cell>
          <table:table-cell office:value-type="string" table:style-name="ce2">
            <text:p>Passou</text:p>
          </table:table-cell>
          <table:table-cell office:value-type="string" table:style-name="ce4">
            <text:p>Apresenta a mensagem:CPF 22656430455 não encontrado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2">
            <text:p>Consulta todas as simulações cadastradas</text:p>
          </table:table-cell>
          <table:table-cell office:value-type="string" table:style-name="ce2">
            <text:p>Passou</text:p>
          </table:table-cell>
          <table:table-cell office:value-type="string" table:style-name="ce2">
            <text:p>Apresenta todas as simulações cadastradas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2">
            <text:p>Consultar lista de simulações que o resultado esperado seja vazio</text:p>
          </table:table-cell>
          <table:table-cell office:value-type="string" table:style-name="ce8">
            <text:p>Falhou</text:p>
          </table:table-cell>
          <table:table-cell office:value-type="string" table:style-name="ce2">
            <text:p>status code 404 e mensagem: "Simulação não encontrada”</text:p>
          </table:table-cell>
          <table:table-cell office:value-type="string" table:style-name="ce2">
            <text:p>Não apresenta mensagem nenhuma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2">
            <text:p>Remover simulação</text:p>
          </table:table-cell>
          <table:table-cell office:value-type="string" table:style-name="ce8">
            <text:p>Falhou</text:p>
          </table:table-cell>
          <table:table-cell office:value-type="string" table:style-name="ce2">
            <text:p>Remove Simulação</text:p>
          </table:table-cell>
          <table:table-cell office:value-type="string" table:style-name="ce2">
            <text:p>Deveria Informar que a simulação foi removida com sucesso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7">
            <text:p>Remove Simulação Inexistente</text:p>
          </table:table-cell>
          <table:table-cell office:value-type="string" table:style-name="ce8">
            <text:p>Falhou</text:p>
          </table:table-cell>
          <table:table-cell office:value-type="string" table:style-name="ce7">
            <text:p>Deveria apresentar mensagem de erro, simulação não encontrada</text:p>
          </table:table-cell>
          <table:table-cell table:style-name="ce7"/>
          <table:table-cell table:number-columns-repeated="16380" table:style-name="ce1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onsolas" svg:font-family="Consolas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6</meta:generator>
    <dc:creator>José Cristovão Cavalcanti Neto</dc:creator>
    <dc:date>2023-01-29T16:38:09Z</dc:date>
    <meta:print-date>2022-03-06T22:12:16Z</meta:print-date>
    <meta:editing-cycles>2</meta:editing-cycles>
    <meta:editing-duration>PT93S</meta:editing-duration>
  </office:meta>
</office:document-meta>
</file>